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P1" style:family="paragraph" style:parent-style-name="Heading_20_4">
      <style:text-properties style:font-name="Times New Roman" fo:font-size="12pt" officeooo:paragraph-rsid="0006f00c" style:font-size-asian="12pt" style:font-size-complex="12pt"/>
    </style:style>
    <style:style style:name="P2" style:family="paragraph" style:parent-style-name="Text_20_body">
      <style:text-properties style:font-name="Times New Roman" fo:font-size="12pt" officeooo:paragraph-rsid="0006f00c" style:font-size-asian="12pt" style:font-size-complex="12pt"/>
    </style:style>
    <style:style style:name="P3" style:family="paragraph" style:parent-style-name="Text_20_body">
      <style:text-properties style:use-window-font-color="true" loext:opacity="0%" style:font-name="Times New Roman" fo:font-size="12pt" officeooo:rsid="0006f00c" officeooo:paragraph-rsid="0006f00c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2pt" officeooo:rsid="0006f00c" officeooo:paragraph-rsid="0006f00c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2pt" fo:font-weight="bold" officeooo:rsid="0006f00c" officeooo:paragraph-rsid="0006f00c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2pt" fo:font-weight="bold" officeooo:rsid="0007c0dc" officeooo:paragraph-rsid="0007c0dc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2pt" fo:font-weight="bold" officeooo:rsid="00087e94" officeooo:paragraph-rsid="00087e9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2pt" fo:font-weight="normal" officeooo:rsid="0007c0dc" officeooo:paragraph-rsid="0007c0d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f14e32" loext:opacity="100%" fo:letter-spacing="normal" fo:font-style="normal" fo:font-weight="normal" officeooo:rsid="0006f00c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07c0dc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 style:font-style-asian="normal" style:font-style-complex="normal"/>
    </style:style>
    <style:style style:name="T9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T1">Comandos Básicos do Git Bash</text:span></text:h>
      <text:p text:style-name="P2"><text:span text:style-name="T1"/></text:p>
      <text:p text:style-name="P3"><text:span text:style-name="T7">git config</text:span><text:span text:style-name="T3"> – definir nome de usuário e endereço de e-mail:</text:span></text:p>
      <text:p text:style-name="P3"><text:span text:style-name="T3"><text:tab/>git config --global user.name “ricardobisognin”</text:span></text:p>
      <text:p text:style-name="P3"><text:span text:style-name="T3"><text:tab/>git config –global user.mail </text:span><text:a xlink:type="simple" xlink:href="mailto:bisognin.dias@gmail.com" text:style-name="Internet_20_link" text:visited-style-name="Visited_20_Internet_20_Link"><text:span text:style-name="T3">bisognin.dias@gmail.com</text:span></text:a></text:p>
      <text:p text:style-name="P4"><text:span text:style-name="T3"><text:tab/><text:tab/>** O “--global” aplicará essa informação para todas as vezes que utilizar o sistema.</text:span></text:p>
      <text:p text:style-name="P4"><text:span text:style-name="T3"/></text:p>
      <text:p text:style-name="P5"><text:span text:style-name="T2">git init</text:span><text:span text:style-name="T4"> – para iniciar um projeto, o git init irá criar um subdiretório chamado .git com todos os arquivos necessários.</text:span></text:p>
      <text:p text:style-name="P5"><text:span text:style-name="T2">git clone</text:span><text:span text:style-name="T4"> – irá clonar um repositório existente (ex.: do Github) </text:span></text:p>
      <text:p text:style-name="P5"><text:span text:style-name="T4"><text:tab/>git clone &lt;URL do repositório&gt;</text:span></text:p>
      <text:p text:style-name="P5"><text:span text:style-name="T2">git add</text:span><text:span text:style-name="T4"> – </text:span><text:span text:style-name="T5">após clonar, os arquivos estarão monitorados e inalterados; para monitorar um novo arquivo, usa-se o comando git add + nome do arquivo ou “.” para incluir todos existentes no diretório.</text:span></text:p>
      <text:p text:style-name="P5"><text:span text:style-name="T5"/></text:p>
      <text:p text:style-name="P6"><text:span text:style-name="T2">git status</text:span><text:span text:style-name="T4"> – utilizado para verificar o estado dos arquivos (se estão </text:span><text:span text:style-name="T9">untracked, tracked, stage…</text:span><text:span text:style-name="T6">)</text:span></text:p>
      <text:p text:style-name="P6"><text:span text:style-name="T8">git diff</text:span><text:span text:style-name="T6"> – faz o mesmo que o git status, mas especifica quais arquivos foram alterados.</text:span></text:p>
      <text:p text:style-name="P6"><text:span text:style-name="T8">git commit</text:span><text:span text:style-name="T6"> – armazena o conteúdo atual do índice em um novo commit, junto da mensagem de registro (para incluir a mensagem, usa-se “-m”)</text:span></text:p>
      <text:p text:style-name="P6"><text:span text:style-name="T6"><text:tab/><text:tab/>git commit -m “atualização de correção do bug x”</text:span></text:p>
      <text:p text:style-name="P8"><text:span text:style-name="T7">git rm</text:span><text:span text:style-name="T2"> – remove arquivos do git e do diretório; o “-f” força a remoção, caso já tenha adicionado a área de seleção.</text:span></text:p>
      <text:p text:style-name="P8"><text:span text:style-name="T2"><text:tab/><text:tab/>git rm -f {nome_do_arquivo}</text:span></text:p>
      <text:p text:style-name="P8"><text:span text:style-name="T7">git pull –</text:span><text:span text:style-name="T2"> incorpora alterações de um repositório remoto no branch atualiza</text:span></text:p>
      <text:p text:style-name="P8"><text:span text:style-name="T2"><text:tab/>git pull origin nome_branch</text:span></text:p>
      <text:p text:style-name="P8"><text:span text:style-name="T2"/></text:p>
      <text:p text:style-name="P8"><text:soft-page-break/><text:span text:style-name="T7">git push –</text:span><text:span text:style-name="T2"> transfere commits a partir do repositório local para o repositório remoto.</text:span></text:p>
      <text:p text:style-name="P8"><text:span text:style-name="T2"><text:tab/><text:tab/>git push origin nome_repositorio</text:span></text:p>
      <text:p text:style-name="P8"><text:span text:style-name="T2"/></text:p>
      <text:p text:style-name="P7"><text:span text:style-name="T2">ls</text:span><text:span text:style-name="T4"> – lista todos os diretórios existentes no git bash.</text:span></text:p>
      <text:p text:style-name="P7"><text:span text:style-name="T4"/></text:p>
      <text:p text:style-name="P7"><text:span text:style-name="T2">mkdir –</text:span><text:span text:style-name="T4"> cria um diretório através do git bash</text:span></text:p>
      <text:p text:style-name="P7"><text:span text:style-name="T4"><text:tab/><text:tab/>mk dir “nome_diretorio” (o nome deve estar entre aspas)</text:span></text:p>
      <text:p text:style-name="P7"><text:span text:style-name="T4"/></text:p>
      <text:p text:style-name="P7"><text:span text:style-name="T4"/></text:p>
      <text:p text:style-name="P7"><text:span text:style-name="T4">FONTE: &lt;</text:span><text:a xlink:type="simple" xlink:href="https://comandosgit.github.io/" text:style-name="Internet_20_link" text:visited-style-name="Visited_20_Internet_20_Link"><text:span text:style-name="T4">https://comandosgit.github.io/</text:span></text:a><text:span text:style-name="T4">&gt;</text:span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0T22:06:02.926000000</dc:date>
    <meta:editing-duration>PT2M18S</meta:editing-duration>
    <meta:editing-cycles>1</meta:editing-cycles>
    <meta:document-statistic meta:table-count="0" meta:image-count="0" meta:object-count="0" meta:page-count="2" meta:paragraph-count="23" meta:word-count="255" meta:character-count="1615" meta:non-whitespace-character-count="1358"/>
    <meta:generator>LibreOffice/7.3.3.2$Windows_X86_64 LibreOffice_project/d1d0ea68f081ee2800a922cac8f79445e4603348</meta:generator>
  </office:meta>
</office:document-meta>
</file>